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a5ce" officeooo:paragraph-rsid="001ea5ce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ea5ce" officeooo:paragraph-rsid="001ea5ce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ea5ce" officeooo:paragraph-rsid="00202c12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202c12" officeooo:paragraph-rsid="00202c12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213871" officeooo:paragraph-rsid="00213871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245a82" officeooo:paragraph-rsid="00245a82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245a82" officeooo:paragraph-rsid="0026f1fd"/>
    </style:style>
    <style:style style:name="P8" style:family="paragraph" style:parent-style-name="Standard" style:list-style-name="L1">
      <style:paragraph-properties fo:text-align="justify" style:justify-single-word="false"/>
      <style:text-properties style:text-underline-style="none" officeooo:rsid="00245a82" officeooo:paragraph-rsid="00245a82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4b15d" officeooo:paragraph-rsid="0026f1fd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24b15d" officeooo:paragraph-rsid="0024b15d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4d052" officeooo:paragraph-rsid="0026f1fd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4d052" officeooo:paragraph-rsid="0024d052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5099e" officeooo:paragraph-rsid="0026f1fd"/>
    </style:style>
    <style:style style:name="P14" style:family="paragraph" style:parent-style-name="Standard">
      <style:paragraph-properties fo:text-align="end" style:justify-single-word="false"/>
      <style:text-properties officeooo:rsid="002770bc" officeooo:paragraph-rsid="002770bc"/>
    </style:style>
    <style:style style:name="T1" style:family="text">
      <style:text-properties officeooo:rsid="001ea5ce"/>
    </style:style>
    <style:style style:name="T2" style:family="text">
      <style:text-properties officeooo:rsid="00202c1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ea5ce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ea5ce"/>
    </style:style>
    <style:style style:name="T7" style:family="text">
      <style:text-properties style:text-underline-style="none" officeooo:rsid="00225c98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Белоусов Евгений</text:p>
      <text:p text:style-name="P14">ИУ5-31</text:p>
      <text:p text:style-name="P1">Спецификационное описание АИС-ВУЗ</text:p>
      <text:list xml:id="list4880302335288090014" text:style-name="L1">
        <text:list-item>
          <text:p text:style-name="P2">Атрибуты.</text:p>
          <text:list>
            <text:list-item>
              <text:p text:style-name="P2">ID. Числовой целый.</text:p>
            </text:list-item>
            <text:list-item>
              <text:p text:style-name="P2">Номер. Числовой целый.</text:p>
            </text:list-item>
            <text:list-item>
              <text:p text:style-name="P2">КоличествоМест. Числовой целый.</text:p>
            </text:list-item>
            <text:list-item>
              <text:p text:style-name="P2">Адрес. Текст.</text:p>
            </text:list-item>
            <text:list-item>
              <text:p text:style-name="P2">СправочныйТелефон. Текст.</text:p>
            </text:list-item>
            <text:list-item>
              <text:p text:style-name="P2">ТелефонДиспетчерскойСлужбы. Текст.</text:p>
            </text:list-item>
            <text:list-item>
              <text:p text:style-name="P2">ТелефонМетодическогоУправления. Текст.</text:p>
            </text:list-item>
            <text:list-item>
              <text:p text:style-name="P2">ТелефонУчебногоУправления. Текст.</text:p>
            </text:list-item>
            <text:list-item>
              <text:p text:style-name="P2">ТелефонУправленияКадров. Текст.</text:p>
            </text:list-item>
            <text:list-item>
              <text:p text:style-name="P2">Фамилия. Текст.</text:p>
            </text:list-item>
            <text:list-item>
              <text:p text:style-name="P2">Имя. Текст.</text:p>
            </text:list-item>
            <text:list-item>
              <text:p text:style-name="P2">Отчество. Текст.</text:p>
            </text:list-item>
            <text:list-item>
              <text:p text:style-name="P2">Телефон. Текст.</text:p>
            </text:list-item>
            <text:list-item>
              <text:p text:style-name="P2">ДомашнийТелефон. Текст.</text:p>
            </text:list-item>
            <text:list-item>
              <text:p text:style-name="P2">ДомашнийАдрес. Текст.</text:p>
            </text:list-item>
            <text:list-item>
              <text:p text:style-name="P2">Название. Текст.</text:p>
            </text:list-item>
            <text:list-item>
              <text:p text:style-name="P2">Код. Числовой целый.</text:p>
            </text:list-item>
            <text:list-item>
              <text:p text:style-name="P2">Индекс. Числовой целый.</text:p>
            </text:list-item>
            <text:list-item>
              <text:p text:style-name="P2">НазваниеУчебнойСпециальности. Текст.</text:p>
            </text:list-item>
            <text:list-item>
              <text:p text:style-name="P4">ТабельныйНомер. Числовой целый.</text:p>
            </text:list-item>
            <text:list-item>
              <text:p text:style-name="P4">УчебнаяСтепень. Текст.</text:p>
            </text:list-item>
            <text:list-item>
              <text:p text:style-name="P4">УчебноеЗвание. Текст.</text:p>
            </text:list-item>
            <text:list-item>
              <text:p text:style-name="P4">ТабельныйНомерПреподавателя. Числовой целый.</text:p>
            </text:list-item>
            <text:list-item>
              <text:p text:style-name="P4">КодДисциплины. Числовой целый.</text:p>
            </text:list-item>
            <text:list-item>
              <text:p text:style-name="P3">ID<text:span text:style-name="T2">Лаборатории. Числовой целый.</text:span></text:p>
            </text:list-item>
            <text:list-item>
              <text:p text:style-name="P4">ТабельныйНомерСотрудника. Числовой целый.</text:p>
            </text:list-item>
            <text:list-item>
              <text:p text:style-name="P3">ID<text:span text:style-name="T2">Гражданина. Числовой целый.</text:span></text:p>
            </text:list-item>
            <text:list-item>
              <text:p text:style-name="P4">ИндексФакультета. Числовой целый.</text:p>
            </text:list-item>
            <text:list-item>
              <text:p text:style-name="P4">Оценка. Текст.</text:p>
            </text:list-item>
            <text:list-item>
              <text:p text:style-name="P4">НомерЗачетки. Числовой целый.</text:p>
            </text:list-item>
            <text:list-item>
              <text:p text:style-name="P3">ID<text:span text:style-name="T2">Экзамена. Числовой целый.</text:span></text:p>
            </text:list-item>
            <text:list-item>
              <text:p text:style-name="P4">Должность. Текст.</text:p>
            </text:list-item>
            <text:list-item>
              <text:p text:style-name="P4">НомерЗачетнойКнижки. Числовой целый.</text:p>
            </text:list-item>
            <text:list-item>
              <text:p text:style-name="P4">ГодФормирования. Дата.</text:p>
            </text:list-item>
            <text:list-item>
              <text:p text:style-name="P4">Дата. Дата.</text:p>
            </text:list-item>
            <text:list-item>
              <text:p text:style-name="P4">Время. Дата.</text:p>
            </text:list-item>
          </text:list>
        </text:list-item>
        <text:list-item>
          <text:p text:style-name="P4">Сущности.</text:p>
          <text:list>
            <text:list-item>
              <text:p text:style-name="P5">Аудитория (<text:span text:style-name="T4">ID</text:span><text:span text:style-name="T1">, </text:span>Номер, КоличествоМест)</text:p>
            </text:list-item>
            <text:list-item>
              <text:p text:style-name="P5">ВУЗ (<text:span text:style-name="T4">ID,</text:span><text:span text:style-name="T6"> </text:span><text:span text:style-name="T5">Адрес, СправочныйТелефон, ТелефонДиспетчерскойСлужбы, ТелефонМетодическогоУправления, ТелефонУчебногоУправления, ТелефонУправленияКадров)</text:span></text:p>
            </text:list-item>
            <text:list-item>
              <text:p text:style-name="P5"><text:span text:style-name="T5">Гражданин (</text:span><text:span text:style-name="T4">ID</text:span><text:span text:style-name="T6">, </text:span><text:span text:style-name="T5">Фамилия, Имя, Отчество, Телефон, ДомашнийТелефон, ДомашнийАдрес)</text:span></text:p>
            </text:list-item>
            <text:list-item>
              <text:p text:style-name="P5"><text:span text:style-name="T5">Дисциплина (</text:span><text:span text:style-name="T3">Код</text:span><text:span text:style-name="T5">, Название)</text:span></text:p>
            </text:list-item>
            <text:list-item>
              <text:p text:style-name="P5"><text:span text:style-name="T5">Кафедра (</text:span><text:span text:style-name="T3">Индекс</text:span><text:span text:style-name="T5">, Название, НазваниеУчебнойСпециальности, СправочныйТелефон, Адрес)</text:span></text:p>
            </text:list-item>
            <text:list-item>
              <text:p text:style-name="P5"><text:span text:style-name="T5">Лаборатория (</text:span><text:span text:style-name="T4">ID</text:span><text:span text:style-name="T6">, </text:span><text:span text:style-name="T5">СправочныйТелефон, Название)</text:span></text:p>
            </text:list-item>
            <text:list-item>
              <text:p text:style-name="P5"><text:span text:style-name="T5">Преподаватель (</text:span><text:span text:style-name="T3">ТабельныйНомер</text:span><text:span text:style-name="T5">, УчебнаяСтепень, УчебноеЗвание)</text:span></text:p>
            </text:list-item>
            <text:list-item>
              <text:p text:style-name="P5"><text:soft-page-break/><text:span text:style-name="T5">СотрудникЛаборатории (</text:span><text:span text:style-name="T3">ТабельныйНомер</text:span><text:span text:style-name="T5">, Должность)</text:span></text:p>
            </text:list-item>
            <text:list-item>
              <text:p text:style-name="P5"><text:span text:style-name="T5">Студент (</text:span><text:span text:style-name="T3">НомерЗачетнойКнижки)</text:span></text:p>
            </text:list-item>
            <text:list-item>
              <text:p text:style-name="P5"><text:span text:style-name="T5">УчебнаяГруппа (</text:span><text:span text:style-name="T3">Индекс</text:span><text:span text:style-name="T5">, ГодФормирования)</text:span></text:p>
            </text:list-item>
            <text:list-item>
              <text:p text:style-name="P5"><text:span text:style-name="T5">Факультет (</text:span><text:span text:style-name="T3">Индекс</text:span><text:span text:style-name="T5">, Название, СправочныйТелефон</text:span><text:span text:style-name="T7">)</text:span></text:p>
            </text:list-item>
            <text:list-item>
              <text:p text:style-name="P6"><text:span text:style-name="T7">Э</text:span><text:span text:style-name="T5">кзамен (</text:span><text:span text:style-name="T4">ID</text:span><text:span text:style-name="T6">, </text:span><text:span text:style-name="T5">Дата, Время)</text:span></text:p>
            </text:list-item>
          </text:list>
        </text:list-item>
        <text:list-item>
          <text:p text:style-name="P8">Связи.</text:p>
          <text:list>
            <text:list-item>
              <text:p text:style-name="P7"><text:span text:style-name="T5">РаботаетРектором (</text:span><text:span text:style-name="T4">ID,</text:span><text:span text:style-name="T6"> </text:span><text:span text:style-name="T5">ВУЗ.</text:span><text:span text:style-name="T6">ID, </text:span><text:span text:style-name="T5">Гражданин.</text:span><text:span text:style-name="T6">ID</text:span><text:span text:style-name="T5">) Тип 1:М от ГРАЖДАНИН к ВУЗ</text:span></text:p>
            </text:list-item>
            <text:list-item>
              <text:p text:style-name="P7"><text:span text:style-name="T5">ВузРасполагаетАудиториями (</text:span><text:span text:style-name="T4">ID,</text:span><text:span text:style-name="T6"> </text:span><text:span text:style-name="T5">Аудитория.</text:span><text:span text:style-name="T6">ID, </text:span><text:span text:style-name="T5">ВУЗ.</text:span><text:span text:style-name="T6">ID</text:span><text:span text:style-name="T5">) Тип 1:М от ВУЗ к АУДИТОРИЯ</text:span></text:p>
            </text:list-item>
            <text:list-item>
              <text:p text:style-name="P7"><text:span text:style-name="T5">ВвузеПрисутствуютФакультеты (</text:span><text:span text:style-name="T4">ID,</text:span><text:span text:style-name="T6"> </text:span><text:span text:style-name="T5">ВУЗ.</text:span><text:span text:style-name="T6">ID, </text:span><text:span text:style-name="T5">Факультет.Индекс) Тип 1:М от ВУЗ к ФАКУЛЬТЕТ</text:span></text:p>
            </text:list-item>
            <text:list-item>
              <text:p text:style-name="P7"><text:span text:style-name="T5">РаботаетДеканом (</text:span><text:span text:style-name="T4">ID,</text:span><text:span text:style-name="T6"> </text:span><text:span text:style-name="T5">Факультет.Индекс, Гражданин.</text:span><text:span text:style-name="T6">ID</text:span><text:span text:style-name="T5">) Тип 1:М от ГРАЖДАНИН к ФАКУЛЬТЕТ</text:span></text:p>
            </text:list-item>
            <text:list-item>
              <text:p text:style-name="P6"><text:span text:style-name="T5">РаботаетЗамдеком (</text:span><text:span text:style-name="T4">ID</text:span><text:span text:style-name="T6">, </text:span><text:span text:style-name="T5">ФакультетюИндекс, Гражданин.Индекс) Тип М:М от ГРАЖДАНИНА к ФАКУЛЬТЕТ</text:span></text:p>
            </text:list-item>
            <text:list-item>
              <text:p text:style-name="P7"><text:span text:style-name="T5">НаФакультетеПрисутствуетКафедра (</text:span><text:span text:style-name="T4">ID,</text:span><text:span text:style-name="T6"> </text:span><text:span text:style-name="T5">Факультет.Индекс, Кафедра.Индекс) Тип 1:М от ФАКУЛЬТЕТ к КАФЕДРА</text:span></text:p>
            </text:list-item>
            <text:list-item>
              <text:p text:style-name="P9"><text:span text:style-name="T5">РаботаетЗавкафедрой (</text:span><text:span text:style-name="T4">ID,</text:span><text:span text:style-name="T6"> </text:span><text:span text:style-name="T5">Гражданин.Индекс, Факультет.Индекс) Тип 1:М от ГРАЖДАНИН к КАФЕДРА</text:span></text:p>
            </text:list-item>
            <text:list-item>
              <text:p text:style-name="P9"><text:span text:style-name="T5">ГруппаПринадлежитККафедре (</text:span><text:span text:style-name="T4">ID,</text:span><text:span text:style-name="T6"> </text:span><text:span text:style-name="T5">УчебнаяГруппа.Индекс, Кафедра.Индекс) Тип 1:М от КАФЕДРА к УЧЕБНАЯ_ГРУППА</text:span></text:p>
            </text:list-item>
            <text:list-item>
              <text:p text:style-name="P9"><text:span text:style-name="T5">ПреподаетНаКафедре (</text:span><text:span text:style-name="T4">ID,</text:span><text:span text:style-name="T6"> </text:span><text:span text:style-name="T5">Кафедра.Индекс, Преподаватель.ТабельныйНомер) Тип 1:М от КАФЕДРА к ПРЕПОДАВАТЕЛЬ</text:span></text:p>
            </text:list-item>
            <text:list-item>
              <text:p text:style-name="P9"><text:span text:style-name="T5">ЛабораторияНаходитсяНаКафедре(</text:span><text:span text:style-name="T4">ID,</text:span><text:span text:style-name="T6"> </text:span><text:span text:style-name="T5">Кафедра.Индекс, Лаборатория.</text:span><text:span text:style-name="T6">ID</text:span><text:span text:style-name="T5">) Тип 1:М от КАФЕДРА к ЛАБОРАТОРИЯ</text:span></text:p>
            </text:list-item>
            <text:list-item>
              <text:p text:style-name="P10"><text:span text:style-name="T5">РаботаетВЛаборатории (</text:span><text:span text:style-name="T6">ID, </text:span><text:span text:style-name="T5">СотрудникЛаборатории.ТабельныйНомер, Лаборатория.</text:span><text:span text:style-name="T6">ID</text:span><text:span text:style-name="T5">) Тип М:М от ЛАБОРАТОРИЯ к СОТРУДНИК_ЛАБОРАТОРИИ</text:span></text:p>
            </text:list-item>
            <text:list-item>
              <text:p text:style-name="P11"><text:span text:style-name="T5">ЯвляетсяСотрудникомЛаборатории (</text:span><text:span text:style-name="T4">ID,</text:span><text:span text:style-name="T6"> </text:span><text:span text:style-name="T5">Гражданин.</text:span><text:span text:style-name="T6">ID, </text:span><text:span text:style-name="T5">СотрудникЛаборатории.ТабельныйНомер) Тип 1:М от ГРАЖДАНИН к СОТРУДНИК_ЛАБОРАТОРИИ</text:span></text:p>
            </text:list-item>
            <text:list-item>
              <text:p text:style-name="P11"><text:span text:style-name="T5">ЯвляетсяПреподавателем (</text:span><text:span text:style-name="T4">ID,</text:span><text:span text:style-name="T6"> </text:span><text:span text:style-name="T5">Гражданин.</text:span><text:span text:style-name="T6">ID, </text:span><text:span text:style-name="T5">Преподаватель.ТабельныйНомер) Тип 1:М от ГРАЖДАНИН к ПРЕПОДАВАТЕЛЬ</text:span></text:p>
            </text:list-item>
            <text:list-item>
              <text:p text:style-name="P11"><text:span text:style-name="T5">ЭкзаменБудетПроводить (</text:span><text:span text:style-name="T4">ID,</text:span><text:span text:style-name="T6"> </text:span><text:span text:style-name="T5">Преподаватель.ТабельныйНомер, Экзамен.</text:span><text:span text:style-name="T6">ID</text:span><text:span text:style-name="T5">) Тип 1:М от ПРЕПОДАВАТЕЛЬ к ЭКЗАМЕН</text:span></text:p>
            </text:list-item>
            <text:list-item>
              <text:p text:style-name="P12"><text:span text:style-name="T5">ПреподавательМожетЧитать (</text:span><text:span text:style-name="T4">ID</text:span><text:span text:style-name="T6">, </text:span><text:span text:style-name="T5">Преподаватель.ТабельныйНомер, Дисциплина.Код, ЧитаетЛиВДанномСеместре) Тип М:М от ПРЕПОДАВАТЕЛЬ к ДИСЦИПЛИНА</text:span></text:p>
            </text:list-item>
            <text:list-item>
              <text:p text:style-name="P11"><text:span text:style-name="T5">ЭкзаменБудетПоДисциплине (</text:span><text:span text:style-name="T4">ID,</text:span><text:span text:style-name="T6"> </text:span><text:span text:style-name="T5">Дисциплина.Код, Экзамен.</text:span><text:span text:style-name="T6">ID</text:span><text:span text:style-name="T5">) Тип 1:М от ДИСЦИПЛИНА к ЭКЗАМЕН</text:span></text:p>
            </text:list-item>
            <text:list-item>
              <text:p text:style-name="P11"><text:span text:style-name="T5">ЭкзаменСостоитсяВАудитории (</text:span><text:span text:style-name="T4">ID,</text:span><text:span text:style-name="T6"> </text:span><text:span text:style-name="T5">Аудитория.</text:span><text:span text:style-name="T6">ID, </text:span><text:span text:style-name="T5">Экзамен.</text:span><text:span text:style-name="T6">ID</text:span><text:span text:style-name="T5">) Тип 1:М от АУДИТОРИЯ к ЭКЗАМЕН</text:span></text:p>
            </text:list-item>
            <text:list-item>
              <text:p text:style-name="P11"><text:span text:style-name="T5">ЭкзаменБудетУГруппы (</text:span><text:span text:style-name="T4">ID,</text:span><text:span text:style-name="T6"> </text:span><text:span text:style-name="T5">Экзамен.</text:span><text:span text:style-name="T6">ID, </text:span><text:span text:style-name="T5">УчебнаяГруппа.Индекс) Тип 1:М от УЧЕБНАЯ_ГРУППА к ЭКЗАМЕН</text:span></text:p>
            </text:list-item>
            <text:list-item>
              <text:p text:style-name="P12"><text:span text:style-name="T5">СдаетЭкзамен (</text:span><text:span text:style-name="T4">ID</text:span><text:span text:style-name="T6">, </text:span><text:span text:style-name="T5">Экзамен.</text:span><text:span text:style-name="T6">ID,</text:span><text:span text:style-name="T5">Студент.НомерЗачетнойКнижки, Оценка) Тип М:М от СТУДЕНТ к ЭКЗАМЕН</text:span></text:p>
            </text:list-item>
            <text:list-item>
              <text:p text:style-name="P13"><text:span text:style-name="T5">СостоитВГруппе (</text:span><text:span text:style-name="T4">ID,</text:span><text:span text:style-name="T6"> </text:span><text:span text:style-name="T5">УчебнаяГруппа.Индекс, Студент.НомерЗачетнойКнижки) Тип 1:М от УЧЕБНАЯ_ГРУППА к СТУДЕНТ</text:span></text:p>
            </text:list-item>
            <text:list-item>
              <text:p text:style-name="P13"><text:span text:style-name="T5">ЯвляетсяСтаростой (</text:span><text:span text:style-name="T4">ID,</text:span><text:span text:style-name="T6"> </text:span><text:span text:style-name="T5">УчебнаяГруппа.Индекс, Студент.НомерЗачетнойКнижки) тип 1:1 от СТУДЕНТ к УЧЕБНАЯ_ГРУППА</text:span></text:p>
            </text:list-item>
            <text:list-item>
              <text:p text:style-name="P13"><text:span text:style-name="T5">ЯвляетсяСтудентом (</text:span><text:span text:style-name="T4">ID,</text:span><text:span text:style-name="T6"> </text:span><text:span text:style-name="T5">Студент.НомерЗачетнойКнижки, Гражданин.</text:span><text:span text:style-name="T6">ID</text:span><text:span text:style-name="T5">) Тип 1:М от ГРАЖДАН к СТУДЕНТ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00:50:30.202378326</meta:creation-date>
    <dc:date>2018-10-30T22:22:30.476512825</dc:date>
    <meta:editing-duration>PT30M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76" meta:word-count="442" meta:character-count="4224" meta:non-whitespace-character-count="3857"/>
  </office:meta>
</office:document-meta>
</file>